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rif" svg:font-family="serif"/>
  </office:font-face-decls>
  <office:automatic-styles>
    <style:style style:name="P1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2" style:family="paragraph" style:parent-style-name="Standard">
      <style:paragraph-properties fo:margin-top="0cm" fo:margin-bottom="0.499cm" style:contextual-spacing="false" style:line-height-at-least="0.503cm"/>
      <style:text-properties fo:color="#d4d4d4" loext:opacity="100%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officeooo:paragraph-rsid="001bd3a0" fo:background-color="#1e1e1e"/>
    </style:style>
    <style:style style:name="P4" style:family="paragraph" style:parent-style-name="Standard">
      <style:text-properties fo:color="#d4d4d4" loext:opacity="100%" style:font-name="Droid Sans Mono" fo:font-size="10.5pt" fo:font-weight="normal" officeooo:rsid="001bd3a0" officeooo:paragraph-rsid="001bd3a0" fo:background-color="#1e1e1e"/>
    </style:style>
    <style:style style:name="P5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e1e1e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text-properties officeooo:rsid="001bd3a0" officeooo:paragraph-rsid="001bd3a0"/>
    </style:style>
    <style:style style:name="P8" style:family="paragraph" style:parent-style-name="Standard">
      <style:paragraph-properties style:line-height-at-least="0.503cm"/>
      <style:text-properties fo:color="#c586c0" loext:opacity="100%" style:font-name="Droid Sans Mono" fo:font-size="10.5pt" fo:font-weight="normal" fo:background-color="#1e1e1e"/>
    </style:style>
    <style:style style:name="T1" style:family="text">
      <style:text-properties fo:color="#c586c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dcdcaa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d7ba7d" loext:opacity="100%"/>
    </style:style>
    <style:style style:name="T8" style:family="text">
      <style:text-properties fo:color="#6a9955" loext:opacity="100%"/>
    </style:style>
    <style:style style:name="T9" style:family="text">
      <style:text-properties fo:color="#6a9955" loext:opacity="100%" style:font-name="Droid Sans Mono" fo:font-size="10.5pt" fo:font-weight="normal" fo:background-color="#1e1e1e" loext:char-shading-value="0"/>
    </style:style>
    <style:style style:name="T10" style:family="text">
      <style:text-properties style:font-name="serif"/>
    </style:style>
    <style:style style:name="T11" style:family="text">
      <style:text-properties style:font-name="serif" officeooo:rsid="001bd3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0">LISTA DE EXERCÍCIOS </text:span><text:line-break/></text:p>
      <text:p text:style-name="P3"><text:span text:style-name="T10">1.</text:span> <text:span text:style-name="T10">A prefeitura de uma cidade fez uma pesquisa entre seus habitantes, coletando dados</text:span><text:line-break/><text:span text:style-name="T10">sobre o salário e o número de filhos. A prefeitura deseja saber:</text:span><text:line-break/><text:span text:style-name="T10">a)</text:span> <text:span text:style-name="T10">média salarial da população;</text:span><text:line-break/><text:span text:style-name="T10">b)</text:span> <text:span text:style-name="T10">média do número de filhos;</text:span><text:line-break/><text:span text:style-name="T10">c)</text:span> <text:span text:style-name="T10">maior salário;</text:span><text:line-break/><text:span text:style-name="T10">d)</text:span> <text:span text:style-name="T10">percentual de pessoas com salário até R$ 100,00.</text:span><text:line-break/><text:span text:style-name="T10">O final da leitura de dados se dará com a entrada de um salário negativo.</text:span></text:p>
      <text:p text:style-name="P1"><text:span text:style-name="T1"/></text:p>
      <text:p text:style-name="P1"><text:span text:style-name="T1"/></text:p>
      <text:p text:style-name="P1"><text:span text:style-name="T1">#include</text:span><text:span text:style-name="T2"> </text:span><text:span text:style-name="T3">&lt;stdio.h&gt;</text:span></text:p>
      <text:p text:style-name="P1"><text:span text:style-name="T1">#include</text:span><text:span text:style-name="T2"> </text:span><text:span text:style-name="T3">&lt;stdlib.h&gt;</text:span></text:p>
      <text:p text:style-name="P6"/>
      <text:p text:style-name="P6"><text:span text:style-name="T9"/></text:p>
      <text:p text:style-name="P1"><text:span text:style-name="T2">int</text:span> <text:span text:style-name="T4">main</text:span>() {</text:p>
      <text:p text:style-name="P1"><text:span text:style-name="T2">float</text:span> <text:span text:style-name="T5">salario</text:span>, <text:span text:style-name="T5">soma_salarios</text:span> = <text:span text:style-name="T6">0</text:span>, <text:span text:style-name="T5">media_salarios</text:span>, <text:span text:style-name="T5">maior_salario</text:span> = <text:span text:style-name="T6">0</text:span>;</text:p>
      <text:p text:style-name="P1"><text:span text:style-name="T2">int</text:span> <text:span text:style-name="T5">num_filhos</text:span>, <text:span text:style-name="T5">soma_filhos</text:span> = <text:span text:style-name="T6">0</text:span>, <text:span text:style-name="T5">num_pessoas</text:span> = <text:span text:style-name="T6">0</text:span>, <text:span text:style-name="T5">num_ate_100</text:span> = <text:span text:style-name="T6">0</text:span>;</text:p>
      <text:p text:style-name="P1"><text:span text:style-name="T1">while</text:span> (<text:span text:style-name="T6">1</text:span>) {</text:p>
      <text:p text:style-name="P1"><text:span text:style-name="T4">printf</text:span>(<text:span text:style-name="T3">"Digite o salario (digite um numero negativo para finalizar): "</text:span>);</text:p>
      <text:p text:style-name="P1"><text:span text:style-name="T4">scanf</text:span>(<text:span text:style-name="T3">"</text:span><text:span text:style-name="T5">%f</text:span><text:span text:style-name="T3">"</text:span>, &amp;<text:span text:style-name="T5">salario</text:span>);</text:p>
      <text:p text:style-name="P1"><text:span text:style-name="T1">if</text:span> (<text:span text:style-name="T5">salario</text:span> &lt; <text:span text:style-name="T6">0</text:span>) {</text:p>
      <text:p text:style-name="P1"><text:span text:style-name="T1">break</text:span>;</text:p>
      <text:p text:style-name="P1">}</text:p>
      <text:p text:style-name="P1"><text:span text:style-name="T4">printf</text:span>(<text:span text:style-name="T3">"Digite o numero de filhos: "</text:span>);</text:p>
      <text:p text:style-name="P1"><text:span text:style-name="T4">scanf</text:span>(<text:span text:style-name="T3">"</text:span><text:span text:style-name="T5">%d</text:span><text:span text:style-name="T3">"</text:span>, &amp;<text:span text:style-name="T5">num_filhos</text:span>);</text:p>
      <text:p text:style-name="P1"><text:span text:style-name="T5">soma_salarios</text:span> += <text:span text:style-name="T5">salario</text:span>;</text:p>
      <text:p text:style-name="P1"><text:span text:style-name="T5">soma_filhos</text:span> += <text:span text:style-name="T5">num_filhos</text:span>;</text:p>
      <text:p text:style-name="P1"><text:span text:style-name="T5">num_pessoas</text:span>++;</text:p>
      <text:p text:style-name="P1"><text:span text:style-name="T1">if</text:span> (<text:span text:style-name="T5">salario</text:span> &gt; <text:span text:style-name="T5">maior_salario</text:span>) {</text:p>
      <text:p text:style-name="P1"><text:span text:style-name="T5">maior_salario</text:span> = <text:span text:style-name="T5">salario</text:span>;</text:p>
      <text:p text:style-name="P1">}</text:p>
      <text:p text:style-name="P1"><text:span text:style-name="T1">if</text:span> (<text:span text:style-name="T5">salario</text:span> &lt;= <text:span text:style-name="T6">100</text:span>) {</text:p>
      <text:p text:style-name="P1"><text:span text:style-name="T5">num_ate_100</text:span>++;</text:p>
      <text:p text:style-name="P1">}</text:p>
      <text:p text:style-name="P1">}</text:p>
      <text:p text:style-name="P1"><text:span text:style-name="T5">media_salarios</text:span> = <text:span text:style-name="T5">soma_salarios</text:span> / <text:span text:style-name="T5">num_pessoas</text:span>;</text:p>
      <text:p text:style-name="P1"><text:span text:style-name="T2">float</text:span> <text:span text:style-name="T5">media_filhos</text:span> = (<text:span text:style-name="T2">float</text:span>)<text:span text:style-name="T5">soma_filhos</text:span> / <text:span text:style-name="T5">num_pessoas</text:span>;</text:p>
      <text:p text:style-name="P1"><text:span text:style-name="T2">float</text:span> <text:span text:style-name="T5">percentual_ate_100</text:span> = ((<text:span text:style-name="T2">float</text:span>)<text:span text:style-name="T5">num_ate_100</text:span> / <text:span text:style-name="T5">num_pessoas</text:span>) * <text:span text:style-name="T6">100</text:span>;</text:p>
      <text:p text:style-name="P1"><text:span text:style-name="T4">printf</text:span>(<text:span text:style-name="T3">"Media salarial da populacao: </text:span><text:span text:style-name="T5">%.2f</text:span><text:span text:style-name="T7">\n</text:span><text:span text:style-name="T3">"</text:span>, <text:span text:style-name="T5">media_salarios</text:span>);</text:p>
      <text:p text:style-name="P1"><text:span text:style-name="T4">printf</text:span>(<text:span text:style-name="T3">"Media do numero de filhos: </text:span><text:span text:style-name="T5">%.2f</text:span><text:span text:style-name="T7">\n</text:span><text:span text:style-name="T3">"</text:span>, <text:span text:style-name="T5">media_filhos</text:span>);</text:p>
      <text:p text:style-name="P1"><text:span text:style-name="T4">printf</text:span>(<text:span text:style-name="T3">"Maior salario: </text:span><text:span text:style-name="T5">%.2f</text:span><text:span text:style-name="T7">\n</text:span><text:span text:style-name="T3">"</text:span>, <text:span text:style-name="T5">maior_salario</text:span>);</text:p>
      <text:p text:style-name="P1"><text:span text:style-name="T4">printf</text:span>(<text:span text:style-name="T3">"Percentual de pessoas com salario ate R$ 100,00: </text:span><text:span text:style-name="T5">%.2f%%</text:span><text:span text:style-name="T7">\n</text:span><text:span text:style-name="T3">"</text:span>, <text:span text:style-name="T5">percentual_ate_100</text:span>);</text:p>
      <text:p text:style-name="P1"><text:span text:style-name="T1">return</text:span> <text:span text:style-name="T6">0</text:span>;</text:p>
      <text:p text:style-name="P1">}</text:p>
      <text:p text:style-name="P2"/>
      <text:p text:style-name="Standard"/>
      <text:p text:style-name="Standard"/>
      <text:p text:style-name="Standard"/>
      <text:p text:style-name="P7"/>
      <text:p text:style-name="P4"><text:soft-page-break/><text:span text:style-name="T10">2.</text:span> <text:span text:style-name="T10">Chico tem 1,50 metro e cresce 2 centímetros por ano, enquanto Zé tem 1,10 metro e</text:span><text:line-break/><text:span text:style-name="T10">cresce 3 centímetros por ano. Faça um programa em C que recebendo a altura e o</text:span><text:line-break/><text:span text:style-name="T10">crescimento anual de duas pessoas calcule e imprima quantos anos serão necessários</text:span><text:line-break/><text:span text:style-name="T10">para que a mais baixa seja maior que a outra. Caso isto não ocorra em 100 anos</text:span><text:line-break/><text:span text:style-name="T10">informar</text:span> <text:span text:style-name="T10">mensagem</text:span> <text:span text:style-name="T10">de</text:span> <text:span text:style-name="T10">impossibilidade.</text:span><text:line-break/><text:span text:style-name="T10">Encerre a entrada de dados quando for digitada uma idade negativa. (Não use</text:span><text:line-break/><text:span text:style-name="T10">vetores ou matrizes)</text:span></text:p>
      <text:p text:style-name="P4"><text:span text:style-name="T1"/></text:p>
      <text:p text:style-name="P4"><text:span text:style-name="T1">#include</text:span><text:span text:style-name="T2"> </text:span><text:span text:style-name="T3">&lt;stdio.h&gt;</text:span></text:p>
      <text:p text:style-name="P1"><text:span text:style-name="T1">#include</text:span><text:span text:style-name="T2"> </text:span><text:span text:style-name="T3">&lt;stdlib.h&gt;</text:span></text:p>
      <text:p text:style-name="P5"/>
      <text:p text:style-name="P6"/>
      <text:p text:style-name="P1"><text:span text:style-name="T2">int</text:span> <text:span text:style-name="T4">main</text:span>()</text:p>
      <text:p text:style-name="P1">{</text:p>
      <text:p text:style-name="P6"/>
      <text:p text:style-name="P1"><text:span text:style-name="T2">float</text:span> <text:span text:style-name="T5">altura_chico</text:span> = <text:span text:style-name="T6">1.5</text:span>, <text:span text:style-name="T5">altura_ze</text:span> = <text:span text:style-name="T6">1.1</text:span>;</text:p>
      <text:p text:style-name="P1"><text:span text:style-name="T2">int</text:span> <text:span text:style-name="T5">crescimento_chico</text:span> = <text:span text:style-name="T6">2</text:span>, <text:span text:style-name="T5">crescimento_ze</text:span> = <text:span text:style-name="T6">3</text:span>;</text:p>
      <text:p text:style-name="P1"><text:span text:style-name="T2">int</text:span> <text:span text:style-name="T5">anos</text:span> = <text:span text:style-name="T6">0</text:span>, <text:span text:style-name="T5">idade</text:span>;</text:p>
      <text:p text:style-name="P6"/>
      <text:p text:style-name="P1"><text:span text:style-name="T1">while</text:span> (<text:span text:style-name="T6">1</text:span>)</text:p>
      <text:p text:style-name="P1">{</text:p>
      <text:p text:style-name="P1"><text:span text:style-name="T4">printf</text:span>(<text:span text:style-name="T3">"Digite a idade (-1 para sair): "</text:span>);</text:p>
      <text:p text:style-name="P1"><text:span text:style-name="T4">scanf</text:span>(<text:span text:style-name="T3">"</text:span><text:span text:style-name="T5">%d</text:span><text:span text:style-name="T3">"</text:span>, &amp;<text:span text:style-name="T5">idade</text:span>);</text:p>
      <text:p text:style-name="P1"><text:span text:style-name="T1">if</text:span> (<text:span text:style-name="T5">idade</text:span> &lt; <text:span text:style-name="T6">0</text:span>)</text:p>
      <text:p text:style-name="P1">{</text:p>
      <text:p text:style-name="P1"><text:span text:style-name="T1">break</text:span>;</text:p>
      <text:p text:style-name="P1">}</text:p>
      <text:p text:style-name="P6"/>
      <text:p text:style-name="P1"><text:span text:style-name="T5">altura_chico</text:span> += <text:span text:style-name="T5">crescimento_chico</text:span> * <text:span text:style-name="T5">idade</text:span> / <text:span text:style-name="T6">100.0</text:span>;</text:p>
      <text:p text:style-name="P1"><text:span text:style-name="T5">altura_ze</text:span> += <text:span text:style-name="T5">crescimento_ze</text:span> * <text:span text:style-name="T5">idade</text:span> / <text:span text:style-name="T6">100.0</text:span>;</text:p>
      <text:p text:style-name="P1"><text:span text:style-name="T1">if</text:span> (<text:span text:style-name="T5">altura_ze</text:span> &gt; <text:span text:style-name="T5">altura_chico</text:span>)</text:p>
      <text:p text:style-name="P1">{</text:p>
      <text:p text:style-name="P1"><text:span text:style-name="T4">printf</text:span>(<text:span text:style-name="T3">"Altura de Ze ultrapassou a de Chico em </text:span><text:span text:style-name="T5">%d</text:span><text:span text:style-name="T3"> anos.</text:span><text:span text:style-name="T7">\n</text:span><text:span text:style-name="T3">"</text:span>, <text:span text:style-name="T5">anos</text:span>);</text:p>
      <text:p text:style-name="P1"><text:span text:style-name="T5">anos</text:span> = <text:span text:style-name="T6">0</text:span>;</text:p>
      <text:p text:style-name="P1">}</text:p>
      <text:p text:style-name="P8">else</text:p>
      <text:p text:style-name="P1">{</text:p>
      <text:p text:style-name="P1"><text:span text:style-name="T5">anos</text:span> += <text:span text:style-name="T5">idade</text:span>;</text:p>
      <text:p text:style-name="P1">}</text:p>
      <text:p text:style-name="P6"/>
      <text:p text:style-name="P1"><text:span text:style-name="T1">if</text:span> (<text:span text:style-name="T5">anos</text:span> &gt;= <text:span text:style-name="T6">100</text:span>)</text:p>
      <text:p text:style-name="P1">{</text:p>
      <text:p text:style-name="P1"><text:span text:style-name="T4">printf</text:span>(<text:span text:style-name="T3">"Imposs�vel Ze ultrapassar Chico em 100 anos.</text:span><text:span text:style-name="T7">\n</text:span><text:span text:style-name="T3">"</text:span>);</text:p>
      <text:p text:style-name="P1"><text:span text:style-name="T1">break</text:span>;</text:p>
      <text:p text:style-name="P1">}</text:p>
      <text:p text:style-name="P1">}</text:p>
      <text:p text:style-name="P6"/>
      <text:p text:style-name="P1"><text:span text:style-name="T1">return</text:span> <text:span text:style-name="T6">0</text:span>;</text:p>
      <text:p text:style-name="P1">}</text:p>
      <text:p text:style-name="P2"/>
      <text:p text:style-name="P2"><text:soft-page-break/><text:span text:style-name="T10">3 . Elabore um programa que faça o sorteio de vários números e ao final mostra:</text:span><text:line-break/><text:span text:style-name="T10">a)</text:span> <text:span text:style-name="T10">A quantidade de números sorteados;</text:span><text:line-break/><text:span text:style-name="T10">b)</text:span> <text:span text:style-name="T10">O Maior numero sorteado;</text:span><text:line-break/><text:span text:style-name="T10">c)</text:span> <text:span text:style-name="T10">Quantos números pares foram sorteados;</text:span><text:line-break/><text:span text:style-name="T10">Observação: O programa deve finalizar quando for sorteado o valor 0 (zero)e utilizar no</text:span><text:line-break/><text:span text:style-name="T10">máximo 3 variáveis não utilizar vetores ou matrizes.</text:span></text:p>
      <text:p text:style-name="P2"><text:span text:style-name="T1">#include</text:span><text:span text:style-name="T2"> </text:span><text:span text:style-name="T3">&lt;stdio.h&gt;</text:span></text:p>
      <text:p text:style-name="P1"><text:span text:style-name="T1">#include</text:span><text:span text:style-name="T2"> </text:span><text:span text:style-name="T3">&lt;stdlib.h&gt;</text:span></text:p>
      <text:p text:style-name="P6"/>
      <text:p text:style-name="P6"/>
      <text:p text:style-name="P1"><text:span text:style-name="T2">int</text:span> <text:span text:style-name="T4">main</text:span>()</text:p>
      <text:p text:style-name="P1">{</text:p>
      <text:p text:style-name="P1"><text:span text:style-name="T2">int</text:span> <text:span text:style-name="T5">quantidade</text:span> = <text:span text:style-name="T6">0</text:span>, <text:span text:style-name="T5">maior</text:span> = <text:span text:style-name="T6">0</text:span>, <text:span text:style-name="T5">pares</text:span> = <text:span text:style-name="T6">0</text:span>, <text:span text:style-name="T5">numero</text:span>;</text:p>
      <text:p text:style-name="P6"/>
      <text:p text:style-name="P1"><text:span text:style-name="T1">while</text:span> (<text:span text:style-name="T6">1</text:span>)</text:p>
      <text:p text:style-name="P1">{</text:p>
      <text:p text:style-name="P1"><text:span text:style-name="T4">printf</text:span>(<text:span text:style-name="T3">"Digite um n�mero (0 para sair): "</text:span>);</text:p>
      <text:p text:style-name="P1"><text:span text:style-name="T4">scanf</text:span>(<text:span text:style-name="T3">"</text:span><text:span text:style-name="T5">%d</text:span><text:span text:style-name="T3">"</text:span>, &amp;<text:span text:style-name="T5">numero</text:span>);</text:p>
      <text:p text:style-name="P1"><text:span text:style-name="T1">if</text:span> (<text:span text:style-name="T5">numero</text:span> == <text:span text:style-name="T6">0</text:span>)</text:p>
      <text:p text:style-name="P1">{</text:p>
      <text:p text:style-name="P1"><text:span text:style-name="T1">break</text:span>;</text:p>
      <text:p text:style-name="P1">}</text:p>
      <text:p text:style-name="P6"/>
      <text:p text:style-name="P1"><text:span text:style-name="T5">quantidade</text:span>++;</text:p>
      <text:p text:style-name="P6"/>
      <text:p text:style-name="P1"><text:span text:style-name="T1">if</text:span> (<text:span text:style-name="T5">numero</text:span> &gt; <text:span text:style-name="T5">maior</text:span>)</text:p>
      <text:p text:style-name="P1">{</text:p>
      <text:p text:style-name="P1"><text:span text:style-name="T5">maior</text:span> = <text:span text:style-name="T5">numero</text:span>;</text:p>
      <text:p text:style-name="P1">}</text:p>
      <text:p text:style-name="P6"/>
      <text:p text:style-name="P1"><text:span text:style-name="T1">if</text:span> (<text:span text:style-name="T5">numero</text:span> % <text:span text:style-name="T6">2</text:span> == <text:span text:style-name="T6">0</text:span>)</text:p>
      <text:p text:style-name="P1">{</text:p>
      <text:p text:style-name="P1"><text:span text:style-name="T5">pares</text:span>++;</text:p>
      <text:p text:style-name="P1">}</text:p>
      <text:p text:style-name="P1">}</text:p>
      <text:p text:style-name="P6"/>
      <text:p text:style-name="P1"><text:span text:style-name="T4">printf</text:span>(<text:span text:style-name="T3">"Quantidade de numeros sorteados: </text:span><text:span text:style-name="T5">%d</text:span><text:span text:style-name="T7">\n</text:span><text:span text:style-name="T3">"</text:span>, <text:span text:style-name="T5">quantidade</text:span>);</text:p>
      <text:p text:style-name="P1"><text:span text:style-name="T4">printf</text:span>(<text:span text:style-name="T3">"Maior n�mero sorteado: </text:span><text:span text:style-name="T5">%d</text:span><text:span text:style-name="T7">\n</text:span><text:span text:style-name="T3">"</text:span>, <text:span text:style-name="T5">maior</text:span>);</text:p>
      <text:p text:style-name="P1"><text:span text:style-name="T4">printf</text:span>(<text:span text:style-name="T3">"Quantidade de numeros pares: </text:span><text:span text:style-name="T5">%d</text:span><text:span text:style-name="T7">\n</text:span><text:span text:style-name="T3">"</text:span>, <text:span text:style-name="T5">pares</text:span>);</text:p>
      <text:p text:style-name="P6"/>
      <text:p text:style-name="P1"><text:span text:style-name="T1">return</text:span> <text:span text:style-name="T6">0</text:span>;</text:p>
      <text:p text:style-name="P1">}</text:p>
      <text:p text:style-name="P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0">4. Elabore um programa que receba omo dados de entrada duas notas de vários alunos</text:span><text:line-break/><text:span text:style-name="T10">e ao final mostra:</text:span><text:line-break/><text:span text:style-name="T10">a)</text:span> <text:span text:style-name="T10">A quantidade de alunos com media maior ou igual a 7,0;</text:span><text:line-break/><text:span text:style-name="T10">b)</text:span> <text:span text:style-name="T10">A Menor media da Turma;</text:span><text:line-break/><text:span text:style-name="T10">c)</text:span> <text:span text:style-name="T10">A Media geral da turma;</text:span><text:line-break/><text:span text:style-name="T10">d)</text:span> <text:span text:style-name="T10">Quantas vezes o programa rodou;</text:span><text:line-break/><text:span text:style-name="T10">Observação: O programa deve finalizar quando for digitado o valor 0 (zero) e utilizar no</text:span><text:line-break/><text:span text:style-name="T10">máximo 6 variáveis não utilizar vetores ou matrizes.</text:span></text:p>
      <text:p text:style-name="P1"/>
      <text:p text:style-name="P1"><text:span text:style-name="T1">#include</text:span><text:span text:style-name="T2"> </text:span><text:span text:style-name="T3">&lt;stdio.h&gt;</text:span></text:p>
      <text:p text:style-name="P1"><text:span text:style-name="T1">#include</text:span><text:span text:style-name="T2"> </text:span><text:span text:style-name="T3">&lt;stdlib.h&gt;</text:span></text:p>
      <text:p text:style-name="P5"/>
      <text:p text:style-name="P6"/>
      <text:p text:style-name="P1"><text:span text:style-name="T2">int</text:span> <text:span text:style-name="T4">main</text:span>()</text:p>
      <text:p text:style-name="P1">{</text:p>
      <text:p text:style-name="P1"><text:span text:style-name="T2">int</text:span> <text:span text:style-name="T5">quantidade</text:span> = <text:span text:style-name="T6">0</text:span>, <text:span text:style-name="T5">media_maior_ou_igual_a_7</text:span> = <text:span text:style-name="T6">0</text:span>;</text:p>
      <text:p text:style-name="P1"><text:span text:style-name="T2">float</text:span> <text:span text:style-name="T5">menor_media</text:span> = <text:span text:style-name="T6">10.0</text:span>, <text:span text:style-name="T5">media_geral</text:span> = <text:span text:style-name="T6">0.0</text:span>;</text:p>
      <text:p text:style-name="P1"><text:span text:style-name="T2">float</text:span> <text:span text:style-name="T5">nota1</text:span>, <text:span text:style-name="T5">nota2</text:span>;</text:p>
      <text:p text:style-name="P6"/>
      <text:p text:style-name="P1"><text:span text:style-name="T1">while</text:span> (<text:span text:style-name="T6">1</text:span>)</text:p>
      <text:p text:style-name="P1">{</text:p>
      <text:p text:style-name="P1"><text:span text:style-name="T4">printf</text:span>(<text:span text:style-name="T3">"Digite a nota 1 e a nota 2 do aluno (0 para sair): "</text:span>);</text:p>
      <text:p text:style-name="P1"><text:span text:style-name="T4">scanf</text:span>(<text:span text:style-name="T3">"</text:span><text:span text:style-name="T5">%f%f</text:span><text:span text:style-name="T3">"</text:span>, &amp;<text:span text:style-name="T5">nota1</text:span>, &amp;<text:span text:style-name="T5">nota2</text:span>);</text:p>
      <text:p text:style-name="P1"><text:span text:style-name="T1">if</text:span> (<text:span text:style-name="T5">nota1</text:span> == <text:span text:style-name="T6">0</text:span> &amp;&amp; <text:span text:style-name="T5">nota2</text:span> == <text:span text:style-name="T6">0</text:span>)</text:p>
      <text:p text:style-name="P1">{</text:p>
      <text:p text:style-name="P1"><text:span text:style-name="T1">break</text:span>;</text:p>
      <text:p text:style-name="P1">}</text:p>
      <text:p text:style-name="P6"/>
      <text:p text:style-name="P1"><text:span text:style-name="T5">quantidade</text:span>++;</text:p>
      <text:p text:style-name="P6"/>
      <text:p text:style-name="P1"><text:span text:style-name="T2">float</text:span> <text:span text:style-name="T5">media</text:span> = (<text:span text:style-name="T5">nota1</text:span> + <text:span text:style-name="T5">nota2</text:span>) / <text:span text:style-name="T6">2.0</text:span>;<text:span text:style-name="T8"> //</text:span></text:p>
      <text:p text:style-name="P6"/>
      <text:p text:style-name="P1"><text:span text:style-name="T1">if</text:span> (<text:span text:style-name="T5">media</text:span> &gt;= <text:span text:style-name="T6">7.0</text:span>)</text:p>
      <text:p text:style-name="P1">{</text:p>
      <text:p text:style-name="P1"><text:span text:style-name="T5">media_maior_ou_igual_a_7</text:span>++;</text:p>
      <text:p text:style-name="P1">}</text:p>
      <text:p text:style-name="P6"/>
      <text:p text:style-name="P1"><text:span text:style-name="T1">if</text:span> (<text:span text:style-name="T5">media</text:span> &lt; <text:span text:style-name="T5">menor_media</text:span>)</text:p>
      <text:p text:style-name="P1">{</text:p>
      <text:p text:style-name="P1"><text:span text:style-name="T5">menor_media</text:span> = <text:span text:style-name="T5">media</text:span>;</text:p>
      <text:p text:style-name="P1">}</text:p>
      <text:p text:style-name="P6"/>
      <text:p text:style-name="P1"><text:span text:style-name="T5">media_geral</text:span> += <text:span text:style-name="T5">media</text:span>;</text:p>
      <text:p text:style-name="P1">}</text:p>
      <text:p text:style-name="P6"/>
      <text:p text:style-name="P1"><text:span text:style-name="T4">printf</text:span>(<text:span text:style-name="T3">"Quantidade de alunos com m�dia maior ou igual a 7.0: </text:span><text:span text:style-name="T5">%d</text:span><text:span text:style-name="T7">\n</text:span><text:span text:style-name="T3">"</text:span>, <text:span text:style-name="T5">media_maior_ou_igual_a_7</text:span>);</text:p>
      <text:p text:style-name="P1"><text:span text:style-name="T4">printf</text:span>(<text:span text:style-name="T3">"Menor m�dia da turma: </text:span><text:span text:style-name="T5">%.2f</text:span><text:span text:style-name="T7">\n</text:span><text:span text:style-name="T3">"</text:span>, <text:span text:style-name="T5">menor_media</text:span>);</text:p>
      <text:p text:style-name="P6"/>
      <text:p text:style-name="P1"><text:span text:style-name="T1">if</text:span> (<text:span text:style-name="T5">quantidade</text:span> &gt; <text:span text:style-name="T6">0</text:span>)</text:p>
      <text:p text:style-name="P1"><text:soft-page-break/>{ </text:p>
      <text:p text:style-name="P1"><text:span text:style-name="T5">media_geral</text:span> /= <text:span text:style-name="T5">quantidade</text:span>;</text:p>
      <text:p text:style-name="P1">}</text:p>
      <text:p text:style-name="P6"/>
      <text:p text:style-name="P1"><text:span text:style-name="T4">printf</text:span>(<text:span text:style-name="T3">"M�dia geral da turma: </text:span><text:span text:style-name="T5">%.2f</text:span><text:span text:style-name="T7">\n</text:span><text:span text:style-name="T3">"</text:span>, <text:span text:style-name="T5">media_geral</text:span>);</text:p>
      <text:p text:style-name="P1"><text:span text:style-name="T4">printf</text:span>(<text:span text:style-name="T3">"Quantidade de vezes que o programa rodou: </text:span><text:span text:style-name="T5">%d</text:span><text:span text:style-name="T7">\n</text:span><text:span text:style-name="T3">"</text:span>, <text:span text:style-name="T5">quantidade</text:span>);</text:p>
      <text:p text:style-name="P6"/>
      <text:p text:style-name="P1"><text:span text:style-name="T1">return</text:span> <text:span text:style-name="T6">0</text:span>;</text:p>
      <text:p text:style-name="P1">}</text:p>
      <text:p text:style-name="P2"/>
      <text:p text:style-name="P1"/>
      <text:p text:style-name="P2"/>
      <text:p text:style-name="P2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20:22:56.518633542</meta:creation-date>
    <dc:date>2023-04-14T20:55:15.494918262</dc:date>
    <meta:editing-duration>PT32M20S</meta:editing-duration>
    <meta:editing-cycles>1</meta:editing-cycles>
    <meta:document-statistic meta:table-count="0" meta:image-count="0" meta:object-count="0" meta:page-count="5" meta:paragraph-count="136" meta:word-count="716" meta:character-count="4313" meta:non-whitespace-character-count="3730"/>
    <meta:generator>LibreOffice/7.4.6.2$Linux_X86_64 LibreOffice_project/40$Build-2</meta:generator>
  </office:meta>
</office:document-meta>
</file>